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A00000056CBA3409D.png"/>
  <manifest:file-entry manifest:media-type="image/png" manifest:full-path="Pictures/10000201000002FA0000004B43FA462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hortcuts" style:family="table" style:master-page-name="">
      <style:table-properties style:width="8.784cm" style:page-number="0" table:align="left"/>
    </style:style>
    <style:style style:name="Shortcuts.A" style:family="table-column">
      <style:table-column-properties style:column-width="5.715cm"/>
    </style:style>
    <style:style style:name="Shortcuts.B" style:family="table-column">
      <style:table-column-properties style:column-width="3.069cm"/>
    </style:style>
    <style:style style:name="Shortcuts.A1" style:family="table-cell">
      <style:table-cell-properties style:vertical-align="middle" fo:background-color="#e6ff00">
        <style:background-image/>
      </style:table-cell-properties>
    </style:style>
    <style:style style:name="Shortcuts.B1" style:family="table-cell">
      <style:table-cell-properties fo:background-color="#e6ff00">
        <style:background-image/>
      </style:table-cell-properties>
    </style:style>
    <style:style style:name="Shortcuts.A2" style:family="table-cell">
      <style:table-cell-properties style:vertical-align="middle" fo:background-color="transparent">
        <style:background-image/>
      </style:table-cell-properties>
    </style:style>
    <style:style style:name="Shortcuts.B2" style:family="table-cell">
      <style:table-cell-properties fo:background-color="transparent">
        <style:background-image/>
      </style:table-cell-properties>
    </style:style>
    <style:style style:name="Shortcuts.A20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Shortcuts.B20" style:family="table-cell">
      <style:table-cell-properties fo:background-color="transparent" fo:padding="0cm" fo:border="none">
        <style:background-image/>
      </style:table-cell-properties>
    </style:style>
    <style:style style:name="Tabla1" style:family="table" style:master-page-name="">
      <style:table-properties style:width="9.022cm" style:page-number="0" table:align="left"/>
    </style:style>
    <style:style style:name="Tabla1.A" style:family="table-column">
      <style:table-column-properties style:column-width="6.324cm"/>
    </style:style>
    <style:style style:name="Tabla1.B" style:family="table-column">
      <style:table-column-properties style:column-width="2.699cm"/>
    </style:style>
    <style:style style:name="Tabla1.A1" style:family="table-cell">
      <style:table-cell-properties style:vertical-align="middle" fo:background-color="#e6ff00">
        <style:background-image/>
      </style:table-cell-properties>
    </style:style>
    <style:style style:name="Tabla1.B1" style:family="table-cell">
      <style:table-cell-properties fo:background-color="#e6ff00">
        <style:background-image/>
      </style:table-cell-properties>
    </style:style>
    <style:style style:name="Tabla1.A2" style:family="table-cell">
      <style:table-cell-properties style:vertical-align="middle" fo:background-color="transparent">
        <style:background-image/>
      </style:table-cell-properties>
    </style:style>
    <style:style style:name="Tabla1.B2" style:family="table-cell">
      <style:table-cell-properties fo:background-color="transparent">
        <style:background-image/>
      </style:table-cell-properties>
    </style:style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>
      <style:text-properties style:text-underline-style="none"/>
    </style:style>
    <style:style style:name="P3" style:family="paragraph" style:parent-style-name="MiRenglonEspecial">
      <style:paragraph-properties fo:text-align="start" style:justify-single-word="false"/>
      <style:text-properties style:font-name="Apple Garamond1"/>
    </style:style>
    <style:style style:name="P4" style:family="paragraph" style:parent-style-name="MiRenglonEspecial">
      <style:paragraph-properties fo:margin-left="0.212cm" fo:margin-right="0cm" fo:margin-top="0.101cm" fo:margin-bottom="0.101cm" fo:text-align="start" style:justify-single-word="false" fo:text-indent="0cm" style:auto-text-indent="false" fo:padding="0cm" fo:border="none" style:shadow="none" fo:keep-with-next="always">
        <style:tab-stops/>
      </style:paragraph-properties>
    </style:style>
    <style:style style:name="P5" style:family="paragraph" style:parent-style-name="MiRenglonEspecial">
      <style:paragraph-properties fo:margin-top="0.101cm" fo:margin-bottom="0.101cm" fo:text-align="start" style:justify-single-word="false" fo:background-color="transparent" fo:padding="0cm" fo:border="none" style:shadow="none" fo:keep-with-next="always">
        <style:tab-stops/>
        <style:background-image/>
      </style:paragraph-properties>
      <style:text-properties fo:background-color="transparen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2435*" fo:start-indent="0cm" fo:end-indent="0.356cm"/>
          <style:column style:rel-width="33100*" fo:start-indent="0.356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P2"><draw:frame draw:style-name="fr2" draw:name="gráficos1" text:anchor-type="paragraph" svg:x="-1.401cm" svg:y="-1.401cm" svg:width="21.59cm" svg:height="2.461cm" draw:z-index="0"><draw:image xlink:href="Pictures/10000201000002FA00000056CBA3409D.png" xlink:type="simple" xlink:show="embed" xlink:actuate="onLoad"/></draw:frame></text:p>
      <text:section text:style-name="Sect1" text:name="Sección1">
        <text:p text:style-name="MiTitulo2">For lemon</text:p>
        <text:p text:style-name="MiTitulo2">For Squeeze</text:p>
      </text:section>
      <text:p text:style-name="MiCuerpo1"/>
      <text:section text:style-name="Sect2" text:name="Sección2">
        <table:table table:name="Shortcuts" table:style-name="Shortcuts">
          <table:table-column table:style-name="Shortcuts.A"/>
          <table:table-column table:style-name="Shortcuts.B"/>
          <table:table-row>
            <table:table-cell table:style-name="Shortcuts.A1" office:value-type="string">
              <text:p text:style-name="MiRenglonEspecial">Start operations</text:p>
            </table:table-cell>
            <table:table-cell table:style-name="Shortcuts.B1" office:value-type="string">
              <text:p text:style-name="MiRenglonEspecialDerecho">Ctrl+N </text:p>
            </table:table-cell>
          </table:table-row>
          <table:table-row>
            <table:table-cell table:style-name="Shortcuts.A2" office:value-type="string">
              <text:p text:style-name="MiRenglonEspecial">Focus code input box</text:p>
            </table:table-cell>
            <table:table-cell table:style-name="Shortcuts.B2" office:value-type="string">
              <text:p text:style-name="MiRenglonEspecialDerecho">F2</text:p>
            </table:table-cell>
          </table:table-row>
          <table:table-row>
            <table:table-cell table:style-name="Shortcuts.A1" office:value-type="string">
              <text:p text:style-name="MiRenglonEspecial">Payment method – CASH</text:p>
            </table:table-cell>
            <table:table-cell table:style-name="Shortcuts.B1" office:value-type="string">
              <text:p text:style-name="MiRenglonEspecialDerecho">Alt+S</text:p>
            </table:table-cell>
          </table:table-row>
          <table:table-row>
            <table:table-cell table:style-name="Shortcuts.A2" office:value-type="string">
              <text:p text:style-name="MiRenglonEspecial">Payment method – CARD</text:p>
            </table:table-cell>
            <table:table-cell table:style-name="Shortcuts.B2" office:value-type="string">
              <text:p text:style-name="MiRenglonEspecialDerecho">Alt+R </text:p>
            </table:table-cell>
          </table:table-row>
          <table:table-row>
            <table:table-cell table:style-name="Shortcuts.A1" office:value-type="string">
              <text:p text:style-name="MiRenglonEspecial">Focus the payment amount </text:p>
            </table:table-cell>
            <table:table-cell table:style-name="Shortcuts.B1" office:value-type="string">
              <text:p text:style-name="MiRenglonEspecialDerecho">Alt+A</text:p>
            </table:table-cell>
          </table:table-row>
          <table:table-row>
            <table:table-cell table:style-name="Shortcuts.A2" office:value-type="string">
              <text:p text:style-name="MiRenglonEspecial">Search products</text:p>
            </table:table-cell>
            <table:table-cell table:style-name="Shortcuts.B2" office:value-type="string">
              <text:p text:style-name="MiRenglonEspecialDerecho">F3</text:p>
            </table:table-cell>
          </table:table-row>
          <table:table-row>
            <table:table-cell table:style-name="Shortcuts.A1" office:value-type="string">
              <text:p text:style-name="MiRenglonEspecial">Show products grid</text:p>
            </table:table-cell>
            <table:table-cell table:style-name="Shortcuts.B1" office:value-type="string">
              <text:p text:style-name="MiRenglonEspecialDerecho">Ctrl+P </text:p>
            </table:table-cell>
          </table:table-row>
          <table:table-row>
            <table:table-cell table:style-name="Shortcuts.A2" office:value-type="string">
              <text:p text:style-name="MiRenglonEspecial">Deleting a product from list</text:p>
            </table:table-cell>
            <table:table-cell table:style-name="Shortcuts.B2" office:value-type="string">
              <text:p text:style-name="MiRenglonEspecialDerecho">Ctrl+-</text:p>
            </table:table-cell>
          </table:table-row>
          <table:table-row>
            <table:table-cell table:style-name="Shortcuts.A1" office:value-type="string">
              <text:p text:style-name="MiRenglonEspecial">Cancelling current transaction</text:p>
            </table:table-cell>
            <table:table-cell table:style-name="Shortcuts.B1" office:value-type="string">
              <text:p text:style-name="MiRenglonEspecialDerecho">F10</text:p>
            </table:table-cell>
          </table:table-row>
          <table:table-row>
            <table:table-cell table:style-name="Shortcuts.A2" office:value-type="string">
              <text:p text:style-name="MiRenglonEspecial">Cancelling a ticket</text:p>
            </table:table-cell>
            <table:table-cell table:style-name="Shortcuts.B2" office:value-type="string">
              <text:p text:style-name="MiRenglonEspecialDerecho">F11</text:p>
            </table:table-cell>
          </table:table-row>
          <table:table-row>
            <table:table-cell table:style-name="Shortcuts.A1" office:value-type="string">
              <text:p text:style-name="MiRenglonEspecial">Reprint tickets</text:p>
            </table:table-cell>
            <table:table-cell table:style-name="Shortcuts.B1" office:value-type="string">
              <text:p text:style-name="MiRenglonEspecialDerecho">F5</text:p>
            </table:table-cell>
          </table:table-row>
          <table:table-row>
            <table:table-cell table:style-name="Shortcuts.A2" office:value-type="string">
              <text:p text:style-name="MiRenglonEspecial">Show price checker</text:p>
            </table:table-cell>
            <table:table-cell table:style-name="Shortcuts.B2" office:value-type="string">
              <text:p text:style-name="MiRenglonEspecialDerecho">F9</text:p>
            </table:table-cell>
          </table:table-row>
          <table:table-row>
            <table:table-cell table:style-name="Shortcuts.A1" office:value-type="string">
              <text:p text:style-name="MiRenglonEspecial">Cash Available in drawer</text:p>
            </table:table-cell>
            <table:table-cell table:style-name="Shortcuts.B1" office:value-type="string">
              <text:p text:style-name="MiRenglonEspecialDerecho">F6</text:p>
            </table:table-cell>
          </table:table-row>
          <table:table-row>
            <table:table-cell table:style-name="Shortcuts.A2" office:value-type="string">
              <text:p text:style-name="MiRenglonEspecial">Cash Out</text:p>
            </table:table-cell>
            <table:table-cell table:style-name="Shortcuts.B2" office:value-type="string">
              <text:p text:style-name="MiRenglonEspecialDerecho">F7</text:p>
            </table:table-cell>
          </table:table-row>
          <table:table-row>
            <table:table-cell table:style-name="Shortcuts.A1" office:value-type="string">
              <text:p text:style-name="MiRenglonEspecial">Cash In</text:p>
            </table:table-cell>
            <table:table-cell table:style-name="Shortcuts.B1" office:value-type="string">
              <text:p text:style-name="MiRenglonEspecialDerecho">F8</text:p>
            </table:table-cell>
          </table:table-row>
          <table:table-row>
            <table:table-cell table:style-name="Shortcuts.A2" office:value-type="string">
              <text:p text:style-name="MiRenglonEspecial">Balance</text:p>
            </table:table-cell>
            <table:table-cell table:style-name="Shortcuts.B2" office:value-type="string">
              <text:p text:style-name="MiRenglonEspecialDerecho">CTRL-B</text:p>
            </table:table-cell>
          </table:table-row>
          <table:table-row>
            <table:table-cell table:style-name="Shortcuts.A1" office:value-type="string">
              <text:p text:style-name="MiRenglonEspecial">End of day report</text:p>
            </table:table-cell>
            <table:table-cell table:style-name="Shortcuts.B1" office:value-type="string">
              <text:p text:style-name="MiRenglonEspecialDerecho">Ctrl-W</text:p>
            </table:table-cell>
          </table:table-row>
          <table:table-row>
            <table:table-cell table:style-name="Shortcuts.A2" office:value-type="string">
              <text:p text:style-name="MiRenglonEspecial">Log in / log out</text:p>
            </table:table-cell>
            <table:table-cell table:style-name="Shortcuts.B2" office:value-type="string">
              <text:p text:style-name="MiRenglonEspecialDerecho">CTRL-L</text:p>
            </table:table-cell>
          </table:table-row>
          <table:table-row>
            <table:table-cell table:style-name="Shortcuts.A1" office:value-type="string">
              <text:p text:style-name="P5">Add Special Order</text:p>
            </table:table-cell>
            <table:table-cell table:style-name="Shortcuts.B1" office:value-type="string">
              <text:p text:style-name="MiRenglonEspecialDerecho">Pg Up</text:p>
            </table:table-cell>
          </table:table-row>
          <table:table-row>
            <table:table-cell table:style-name="Shortcuts.A20" office:value-type="string">
              <text:p text:style-name="MiRenglonEspecial">Complete a Special Order</text:p>
            </table:table-cell>
            <table:table-cell table:style-name="Shortcuts.B20" office:value-type="string">
              <text:p text:style-name="MiRenglonEspecialDerecho">Pg Down</text:p>
            </table:table-cell>
          </table:table-row>
          <table:table-row>
            <table:table-cell table:style-name="Shortcuts.A1" office:value-type="string">
              <text:p text:style-name="P4">Change Special Order Status</text:p>
            </table:table-cell>
            <table:table-cell table:style-name="Shortcuts.B1" office:value-type="string">
              <text:p text:style-name="MiRenglonEspecialDerecho">Ctrl-PgUp</text:p>
            </table:table-cell>
          </table:table-row>
          <table:table-row>
            <table:table-cell table:style-name="Shortcuts.A2" office:value-type="string">
              <text:p text:style-name="MiRenglonEspecial">Lock Screen</text:p>
            </table:table-cell>
            <table:table-cell table:style-name="Shortcuts.B2" office:value-type="string">
              <text:p text:style-name="MiRenglonEspecialDerecho">Ctrl-Space</text:p>
            </table:table-cell>
          </table:table-row>
          <table:table-row>
            <table:table-cell table:style-name="Shortcuts.A1" office:value-type="string">
              <text:p text:style-name="MiRenglonEspecial">Suspend Sale</text:p>
            </table:table-cell>
            <table:table-cell table:style-name="Shortcuts.B1" office:value-type="string">
              <text:p text:style-name="MiRenglonEspecialDerecho">Ctrl-Backspace</text:p>
            </table:table-cell>
          </table:table-row>
          <table:table-row>
            <table:table-cell table:style-name="Shortcuts.A2" office:value-type="string">
              <text:p text:style-name="MiRenglonEspecial">Resume Suspended Sale</text:p>
            </table:table-cell>
            <table:table-cell table:style-name="Shortcuts.B2" office:value-type="string">
              <text:p text:style-name="MiRenglonEspecialDerecho">Ctrl-R</text:p>
            </table:table-cell>
          </table:table-row>
          <table:table-row>
            <table:table-cell table:style-name="Shortcuts.A1" office:value-type="string">
              <text:p text:style-name="MiRenglonEspecial">Apply an occasional Discount</text:p>
            </table:table-cell>
            <table:table-cell table:style-name="Shortcuts.B1" office:value-type="string">
              <text:p text:style-name="MiRenglonEspecialDerecho">Ctrl-D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iRenglonEspecial">Log in</text:p>
            </table:table-cell>
            <table:table-cell table:style-name="Tabla1.B1" office:value-type="string">
              <text:p text:style-name="MiRenglonEspecialDerecho">Ctrl+L </text:p>
            </table:table-cell>
          </table:table-row>
          <table:table-row>
            <table:table-cell table:style-name="Tabla1.A2" office:value-type="string">
              <text:p text:style-name="MiRenglonEspecial">Browse products</text:p>
            </table:table-cell>
            <table:table-cell table:style-name="Tabla1.B2" office:value-type="string">
              <text:p text:style-name="MiRenglonEspecialDerecho">Ctrl+P</text:p>
            </table:table-cell>
          </table:table-row>
          <table:table-row>
            <table:table-cell table:style-name="Tabla1.A1" office:value-type="string">
              <text:p text:style-name="MiRenglonEspecial">Browse offers</text:p>
            </table:table-cell>
            <table:table-cell table:style-name="Tabla1.B1" office:value-type="string">
              <text:p text:style-name="MiRenglonEspecialDerecho">Ctrl+O</text:p>
            </table:table-cell>
          </table:table-row>
          <table:table-row>
            <table:table-cell table:style-name="Tabla1.A2" office:value-type="string">
              <text:p text:style-name="MiRenglonEspecial">Browse categories</text:p>
            </table:table-cell>
            <table:table-cell table:style-name="Tabla1.B2" office:value-type="string">
              <text:p text:style-name="MiRenglonEspecialDerecho">Ctrl+C</text:p>
            </table:table-cell>
          </table:table-row>
          <table:table-row>
            <table:table-cell table:style-name="Tabla1.A1" office:value-type="string">
              <text:p text:style-name="MiRenglonEspecial">Browse weight and measures</text:p>
            </table:table-cell>
            <table:table-cell table:style-name="Tabla1.B1" office:value-type="string">
              <text:p text:style-name="MiRenglonEspecialDerecho">Ctrl+M</text:p>
            </table:table-cell>
          </table:table-row>
          <table:table-row>
            <table:table-cell table:style-name="Tabla1.A2" office:value-type="string">
              <text:p text:style-name="MiRenglonEspecial">Browse users</text:p>
            </table:table-cell>
            <table:table-cell table:style-name="Tabla1.B2" office:value-type="string">
              <text:p text:style-name="MiRenglonEspecialDerecho">Ctrl+U</text:p>
            </table:table-cell>
          </table:table-row>
          <table:table-row>
            <table:table-cell table:style-name="Tabla1.A1" office:value-type="string">
              <text:p text:style-name="MiRenglonEspecial">Browse clients</text:p>
            </table:table-cell>
            <table:table-cell table:style-name="Tabla1.B1" office:value-type="string">
              <text:p text:style-name="MiRenglonEspecialDerecho">Ctrl+I </text:p>
            </table:table-cell>
          </table:table-row>
          <table:table-row>
            <table:table-cell table:style-name="Tabla1.A2" office:value-type="string">
              <text:p text:style-name="MiRenglonEspecial">Browse transactions</text:p>
            </table:table-cell>
            <table:table-cell table:style-name="Tabla1.B2" office:value-type="string">
              <text:p text:style-name="MiRenglonEspecialDerecho">Ctrl+T</text:p>
            </table:table-cell>
          </table:table-row>
          <table:table-row>
            <table:table-cell table:style-name="Tabla1.A1" office:value-type="string">
              <text:p text:style-name="MiRenglonEspecial">Browse balances</text:p>
            </table:table-cell>
            <table:table-cell table:style-name="Tabla1.B1" office:value-type="string">
              <text:p text:style-name="MiRenglonEspecialDerecho">Ctrl+B</text:p>
            </table:table-cell>
          </table:table-row>
          <table:table-row>
            <table:table-cell table:style-name="Tabla1.A2" office:value-type="string">
              <text:p text:style-name="MiRenglonEspecial">Browse cashflow</text:p>
            </table:table-cell>
            <table:table-cell table:style-name="Tabla1.B2" office:value-type="string">
              <text:p text:style-name="MiRenglonEspecialDerecho">Ctrl+F</text:p>
            </table:table-cell>
          </table:table-row>
          <table:table-row>
            <table:table-cell table:style-name="Tabla1.A1" office:value-type="string">
              <text:p text:style-name="MiRenglonEspecial">Check In</text:p>
            </table:table-cell>
            <table:table-cell table:style-name="Tabla1.B1" office:value-type="string">
              <text:p text:style-name="MiRenglonEspecialDerecho">F2</text:p>
            </table:table-cell>
          </table:table-row>
          <table:table-row>
            <table:table-cell table:style-name="Tabla1.A2" office:value-type="string">
              <text:p text:style-name="MiRenglonEspecial">Check Out</text:p>
            </table:table-cell>
            <table:table-cell table:style-name="Tabla1.B2" office:value-type="string">
              <text:p text:style-name="MiRenglonEspecialDerecho">F3</text:p>
            </table:table-cell>
          </table:table-row>
          <table:table-row>
            <table:table-cell table:style-name="Tabla1.A1" office:value-type="string">
              <text:p text:style-name="MiRenglonEspecial">Stock Correction</text:p>
            </table:table-cell>
            <table:table-cell table:style-name="Tabla1.B1" office:value-type="string">
              <text:p text:style-name="MiRenglonEspecialDerecho"><text:span text:style-name="MioNormal">F4</text:span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1" office:value-type="string">
              <text:p text:style-name="P3"/>
            </table:table-cell>
            <table:table-cell table:style-name="Tabla1.B1" office:value-type="string">
              <text:p text:style-name="MiRenglonEspecialDerecho"><text:span text:style-name="MioNormal"/></text:p>
            </table:table-cell>
          </table:table-row>
          <table:table-row>
            <table:table-cell table:style-name="Tabla1.A2" office:value-type="string">
              <text:p text:style-name="P3"/>
            </table:table-cell>
            <table:table-cell table:style-name="Tabla1.B2" office:value-type="string">
              <text:p text:style-name="MiRenglonEspecialDerecho"><text:span text:style-name="MioNormal"/></text:p>
            </table:table-cell>
          </table:table-row>
        </table:table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  <text:p text:style-name="MiCuerpo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style:font-weight-asian="normal"/>
    </style:style>
    <style:style style:name="MiRenglonEspecial" style:family="paragraph" style:parent-style-name="MiSubtitulo2" style:auto-update="true" style:master-page-name="">
      <style:paragraph-properties fo:margin-left="0.212cm" fo:margin-right="0cm" fo:margin-top="0.101cm" fo:margin-bottom="0.101cm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Lucida Grand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RenglonEspecialDerecho" style:family="paragraph" style:parent-style-name="MiRenglonEspecial" style:auto-update="true" style:master-page-name="">
      <style:paragraph-properties fo:text-align="center" style:justify-single-word="false" style:page-number="auto"/>
      <style:text-properties fo:color="#2323dc" fo:font-size="9pt" fo:font-style="normal" fo:font-weight="bold" style:font-weight-asian="normal"/>
    </style:style>
    <style:style style:name="MiTitulo2" style:family="paragraph" style:parent-style-name="MiCuerpo1" style:master-page-name="">
      <style:paragraph-properties fo:margin-top="0.101cm" fo:margin-bottom="0.101cm" fo:text-align="center" style:justify-single-word="false" style:page-number="auto" fo:background-color="transparent" fo:padding="0.101cm" fo:border-left="none" fo:border-right="none" fo:border-top="none" fo:border-bottom="0.035cm solid #c0c0c0" style:shadow="none">
        <style:tab-stops/>
        <style:background-image/>
      </style:paragraph-properties>
      <style:text-properties fo:color="#99284c" fo:font-size="18pt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Lucida Grande" fo:font-size="11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6T12:27:10</meta:creation-date>
    <dc:date>2010-02-25T18:17:06</dc:date>
    <meta:editing-duration>PT15H34M46S</meta:editing-duration>
    <meta:editing-cycles>115</meta:editing-cycles>
    <meta:generator>OpenOffice.org/3.2$Linux OpenOffice.org_project/320m12$Build-9483</meta:generator>
    <meta:document-statistic meta:table-count="2" meta:image-count="2" meta:object-count="0" meta:page-count="1" meta:paragraph-count="79" meta:word-count="152" meta:character-count="885"/>
    <dc:creator>Miguel </dc:creator>
  </office:meta>
</office:document-meta>
</file>